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onceptScheme URI</text:p>
          </table:table-cell>
          <table:table-cell office:value-type="string">
            <text:p>http://data.sparna.fr/vocabularies/days</text:p>
          </table:table-cell>
          <table:table-cell table:number-columns-repeated="3"/>
        </table:table-row>
        <table:table-row table:style-name="ro1">
          <table:table-cell office:value-type="string">
            <text:p>dct:title</text:p>
          </table:table-cell>
          <table:table-cell office:value-type="string">
            <text:p>Weekdays</text:p>
          </table:table-cell>
          <table:table-cell table:number-columns-repeated="3"/>
        </table:table-row>
        <table:table-row table:style-name="ro1">
          <table:table-cell office:value-type="string">
            <text:p>dct:description</text:p>
          </table:table-cell>
          <table:table-cell office:value-type="string">
            <text:p>The days of the week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his is a general comment that will be ignored. The converter will detect automatically the line containing the column titles below, so you can have a header as long as you want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RI</text:p>
          </table:table-cell>
          <table:table-cell office:value-type="string">
            <text:p>skos:prefLabel</text:p>
          </table:table-cell>
          <table:table-cell office:value-type="string">
            <text:p>skos:definition</text:p>
          </table:table-cell>
          <table:table-cell office:value-type="string">
            <text:p>skos:narrower</text:p>
          </table:table-cell>
          <table:table-cell office:value-type="string">
            <text:p>skos:notation</text:p>
          </table:table-cell>
        </table:table-row>
        <table:table-row table:style-name="ro1">
          <table:table-cell office:value-type="string">
            <text:p>http://data.sparna.fr/vocabularies/days#monday</text:p>
          </table:table-cell>
          <table:table-cell office:value-type="string">
            <text:p>Monday</text:p>
          </table:table-cell>
          <table:table-cell office:value-type="string">
            <text:p>The day where you get back at work</text:p>
          </table:table-cell>
          <table:table-cell/>
          <table:table-cell office:value-type="string">
            <text:p>MON</text:p>
          </table:table-cell>
        </table:table-row>
        <table:table-row table:style-name="ro1">
          <table:table-cell office:value-type="string">
            <text:p>http://data.sparna.fr/vocabularies/days#tuesday</text:p>
          </table:table-cell>
          <table:table-cell office:value-type="string">
            <text:p>Tuesday</text:p>
          </table:table-cell>
          <table:table-cell office:value-type="string">
            <text:p>The most productive day of the week.</text:p>
          </table:table-cell>
          <table:table-cell/>
          <table:table-cell office:value-type="string">
            <text:p>TUE</text:p>
          </table:table-cell>
        </table:table-row>
        <table:table-row table:style-name="ro1">
          <table:table-cell office:value-type="string">
            <text:p>http://data.sparna.fr/vocabularies/days#wednesday</text:p>
          </table:table-cell>
          <table:table-cell office:value-type="string">
            <text:p>Wednesday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 office:value-type="string">
            <text:p>http://data.sparna.fr/vocabularies/days#thursday</text:p>
          </table:table-cell>
          <table:table-cell office:value-type="string">
            <text:p>Thursday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 office:value-type="string">
            <text:p>http://data.sparna.fr/vocabularies/days#friday</text:p>
          </table:table-cell>
          <table:table-cell office:value-type="string">
            <text:p>Friday</text:p>
          </table:table-cell>
          <table:table-cell office:value-type="string">
            <text:p>Week-end soon !</text:p>
          </table:table-cell>
          <table:table-cell/>
          <table:table-cell office:value-type="string">
            <text:p>FRI</text:p>
          </table:table-cell>
        </table:table-row>
        <table:table-row table:style-name="ro1">
          <table:table-cell office:value-type="string">
            <text:p>http://data.sparna.fr/vocabularies/days#saturday</text:p>
          </table:table-cell>
          <table:table-cell office:value-type="string">
            <text:p>Saturday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 office:value-type="string">
            <text:p>http://data.sparna.fr/vocabularies/days#sunday</text:p>
          </table:table-cell>
          <table:table-cell office:value-type="string">
            <text:p>Sunday</text:p>
          </table:table-cell>
          <table:table-cell office:value-type="string">
            <text:p>The day you sleep.</text:p>
          </table:table-cell>
          <table:table-cell/>
          <table:table-cell office:value-type="string">
            <text:p>SUN</text:p>
          </table:table-cell>
        </table:table-row>
        <table:table-row table:style-name="ro1">
          <table:table-cell office:value-type="string">
            <text:p>http://data.sparna.fr/vocabularies/days#week-end</text:p>
          </table:table-cell>
          <table:table-cell office:value-type="string">
            <text:p>Week-end</text:p>
          </table:table-cell>
          <table:table-cell office:value-type="string">
            <text:p>Any day of the week-end</text:p>
          </table:table-cell>
          <table:table-cell office:value-type="string">
            <text:p>http://data.sparna.fr/vocabularies/days#saturday, http://data.sparna.fr/vocabularies/days#sunday</text:p>
          </table:table-cell>
          <table:table-cell office:value-type="string">
            <text:p>WKN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30">30/04/2026</text:date>, <text:time>09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9S</meta:editing-duration>
    <meta:editing-cycles>3</meta:editing-cycles>
    <meta:generator>OpenOffice/4.1.16$Win32 OpenOffice.org_project/4116m3$Build-9816</meta:generator>
    <dc:date>2026-04-30T09:28:34.64</dc:date>
    <dc:creator>Arthur Leroux</dc:creator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